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{object_options_dest}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8">{object_options_estat_eco1}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NRIQUE LOPEZ JUAN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234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{object_options_consig2}</text:p>
          </table:table-cell>
          <table:covered-table-cell/>
          <table:covered-table-cell/>
          <table:table-cell table:style-name="Tabla1.E3" table:number-columns-spanned="2" office:value-type="string">
            <text:p text:style-name="P7">DNI:{object_options_dconsig2}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19"><text:span text:style-name="T9">{object_options_hora_sa}</text:span><text:span text:style-name="T5"> </text:span></text:p>
          </table:table-cell>
          <table:table-cell table:style-name="Tabla1.C3" office:value-type="string">
            <text:p text:style-name="P19"><text:span text:style-name="T8">{object_options_tipodoc3}</text:span> </text:p>
          </table:table-cell>
          <table:table-cell table:style-name="Tabla1.C3" office:value-type="string">
            <text:p text:style-name="P20">SuperAdmin</text:p>
          </table:table-cell>
          <table:table-cell table:style-name="Tabla1.C3" office:value-type="string">
            <text:p text:style-name="P21"><text:span text:style-name="T7">{object_options_tip_tra} </text:span></text:p>
          </table:table-cell>
          <table:table-cell table:style-name="Tabla1.E3" office:value-type="string">
            <text:p text:style-name="P22">06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0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9">001 - Trans. Aereo Pollo bb Carne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750</text:p>
            <text:p text:style-name="P9"/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9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5">750</text:p>
          </table:table-cell>
        </table:table-row>
      </table:table>
      <text:p text:style-name="P11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8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06T17:59:09</dc:date>
    <meta:editing-duration>P1DT1H49M50S</meta:editing-duration>
    <meta:editing-cycles>44</meta:editing-cycles>
    <meta:generator>OpenOffice/4.1.10$Win32 OpenOffice.org_project/4110m2$Build-9807</meta:generator>
    <meta:document-statistic meta:table-count="3" meta:image-count="1" meta:object-count="0" meta:page-count="1" meta:paragraph-count="39" meta:word-count="67" meta:character-count="977"/>
  </office:meta>
</office:document-meta>
</file>